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officeooo:rsid="0016948d" officeooo:paragraph-rsid="0016948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16948d" officeooo:paragraph-rsid="0016948d"/>
    </style:style>
    <style:style style:name="P4" style:family="paragraph" style:parent-style-name="Text_20_body">
      <style:text-properties officeooo:paragraph-rsid="0016948d"/>
    </style:style>
    <style:style style:name="P5" style:family="paragraph" style:parent-style-name="Text_20_body">
      <style:text-properties officeooo:paragraph-rsid="001793ad"/>
    </style:style>
    <style:style style:name="P6" style:family="paragraph" style:parent-style-name="Text_20_body">
      <style:paragraph-properties fo:break-before="page"/>
      <style:text-properties officeooo:rsid="0016948d" officeooo:paragraph-rsid="0016948d"/>
    </style:style>
    <style:style style:name="P7" style:family="paragraph" style:parent-style-name="Title">
      <style:text-properties officeooo:rsid="0016948d" officeooo:paragraph-rsid="0016948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16948d" officeooo:paragraph-rsid="0016948d"/>
    </style:style>
    <style:style style:name="P11" style:family="paragraph" style:parent-style-name="Text_20_body">
      <style:paragraph-properties fo:text-align="center" style:justify-single-word="false"/>
      <style:text-properties officeooo:rsid="0016948d" officeooo:paragraph-rsid="0016948d"/>
    </style:style>
    <style:style style:name="P12" style:family="paragraph" style:parent-style-name="Text_20_body">
      <style:paragraph-properties fo:text-align="center" style:justify-single-word="false"/>
      <style:text-properties officeooo:rsid="001c18ac" officeooo:paragraph-rsid="001c18ac"/>
    </style:style>
    <style:style style:name="P13" style:family="paragraph" style:parent-style-name="Text_20_body">
      <style:paragraph-properties fo:text-align="center" style:justify-single-word="false"/>
      <style:text-properties officeooo:paragraph-rsid="001c18ac"/>
    </style:style>
    <style:style style:name="P14" style:family="paragraph" style:parent-style-name="Text_20_body">
      <style:text-properties officeooo:rsid="001793ad" officeooo:paragraph-rsid="001793ad"/>
    </style:style>
    <style:style style:name="P15" style:family="paragraph" style:parent-style-name="Text_20_body">
      <style:text-properties officeooo:paragraph-rsid="001793ad"/>
    </style:style>
    <style:style style:name="P16" style:family="paragraph" style:parent-style-name="Text_20_body">
      <style:text-properties officeooo:paragraph-rsid="001c8be6"/>
    </style:style>
    <style:style style:name="P17" style:family="paragraph" style:parent-style-name="Text_20_body">
      <style:text-properties officeooo:rsid="001d97ba" officeooo:paragraph-rsid="001d97ba"/>
    </style:style>
    <style:style style:name="P18" style:family="paragraph" style:parent-style-name="Text_20_body">
      <style:text-properties officeooo:rsid="001f4a70" officeooo:paragraph-rsid="001f4a70"/>
    </style:style>
    <style:style style:name="P19" style:family="paragraph" style:parent-style-name="Text_20_body">
      <style:text-properties officeooo:paragraph-rsid="0016948d"/>
    </style:style>
    <style:style style:name="P20" style:family="paragraph" style:parent-style-name="Text_20_body">
      <style:text-properties officeooo:rsid="001fb655" officeooo:paragraph-rsid="001fb655"/>
    </style:style>
    <style:style style:name="P21" style:family="paragraph" style:parent-style-name="Text_20_body">
      <style:text-properties officeooo:paragraph-rsid="001fb655"/>
    </style:style>
    <style:style style:name="P22" style:family="paragraph" style:parent-style-name="Heading_20_1">
      <style:paragraph-properties fo:break-before="page"/>
      <style:text-properties officeooo:rsid="0016948d" officeooo:paragraph-rsid="0016948d"/>
    </style:style>
    <style:style style:name="P23" style:family="paragraph" style:parent-style-name="Heading_20_1">
      <style:paragraph-properties fo:break-before="page"/>
      <style:text-properties officeooo:rsid="001793ad" officeooo:paragraph-rsid="001793ad"/>
    </style:style>
    <style:style style:name="P24" style:family="paragraph" style:parent-style-name="Title">
      <style:text-properties officeooo:rsid="0016948d" officeooo:paragraph-rsid="0016948d"/>
    </style:style>
    <style:style style:name="P25" style:family="paragraph" style:parent-style-name="Heading_20_3">
      <style:text-properties officeooo:rsid="0016948d" officeooo:paragraph-rsid="0016948d"/>
    </style:style>
    <style:style style:name="T1" style:family="text">
      <style:text-properties officeooo:rsid="001793ad"/>
    </style:style>
    <style:style style:name="T2" style:family="text">
      <style:text-properties officeooo:rsid="0018cda6"/>
    </style:style>
    <style:style style:name="T3" style:family="text">
      <style:text-properties officeooo:rsid="001c18ac"/>
    </style:style>
    <style:style style:name="T4" style:family="text">
      <style:text-properties fo:font-style="italic" officeooo:rsid="001c8be6" style:font-style-asian="italic" style:font-style-complex="italic"/>
    </style:style>
    <style:style style:name="T5" style:family="text">
      <style:text-properties fo:font-style="italic" officeooo:rsid="001f4a70" style:font-style-asian="italic" style:font-style-complex="italic"/>
    </style:style>
    <style:style style:name="T6" style:family="text">
      <style:text-properties fo:font-style="italic" officeooo:rsid="001fb655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8be6" style:font-style-asian="normal" style:font-style-complex="normal"/>
    </style:style>
    <style:style style:name="T9" style:family="text">
      <style:text-properties fo:font-style="normal" officeooo:rsid="001d97ba" style:font-style-asian="normal" style:font-style-complex="normal"/>
    </style:style>
    <style:style style:name="T10" style:family="text">
      <style:text-properties fo:font-style="normal" officeooo:rsid="001f4a70" style:font-style-asian="normal" style:font-style-complex="normal"/>
    </style:style>
    <style:style style:name="T11" style:family="text">
      <style:text-properties fo:font-style="normal" officeooo:rsid="001fb655" style:font-style-asian="normal" style:font-style-complex="normal"/>
    </style:style>
    <style:style style:name="T12" style:family="text">
      <style:text-properties officeooo:rsid="001d97ba"/>
    </style:style>
    <style:style style:name="T13" style:family="text">
      <style:text-properties officeooo:rsid="001f4a70"/>
    </style:style>
    <style:style style:name="T14" style:family="text">
      <style:text-properties officeooo:rsid="001fb65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TER Modèle neuronaux</text:p>
      <text:p text:style-name="P3"/>
      <text:p text:style-name="P11"/>
      <text:p text:style-name="P11"/>
      <text:p text:style-name="P12">Travail d’étude et de recherche réalisé par Berrien Samuel et Biard David</text:p>
      <text:p text:style-name="P13"><text:span text:style-name="T3">Le code ayant été mit en œuvre pour mener à bien cette unité d’enseignement est disponible à l’adresse suivante : </text:span><text:a xlink:type="simple" xlink:href="https://github.com/Ipsedo/TER_modele_neuronaux" text:style-name="Internet_20_link" text:visited-style-name="Visited_20_Internet_20_Link"><text:span text:style-name="T3">https://github.com/Ipsedo/TER_modele_neuronaux</text:span></text:a></text:p>
      <text:p text:style-name="P6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8"><text:a xlink:type="simple" xlink:href="#__RefHeading___Toc123_1826268114" text:style-name="Index_20_Link" text:visited-style-name="Index_20_Link">Introduction<text:tab/>3</text:a></text:p>
          <text:p text:style-name="P8"><text:a xlink:type="simple" xlink:href="#__RefHeading___Toc125_1826268114" text:style-name="Index_20_Link" text:visited-style-name="Index_20_Link">Le sujet<text:tab/>4</text:a></text:p>
          <text:p text:style-name="P9"><text:a xlink:type="simple" xlink:href="#__RefHeading___Toc127_1826268114" text:style-name="Index_20_Link" text:visited-style-name="Index_20_Link">La tache<text:tab/>4</text:a></text:p>
          <text:p text:style-name="P9"><text:a xlink:type="simple" xlink:href="#__RefHeading___Toc129_1826268114" text:style-name="Index_20_Link" text:visited-style-name="Index_20_Link">Les données<text:tab/>4</text:a></text:p>
          <text:p text:style-name="P9"><text:a xlink:type="simple" xlink:href="#__RefHeading___Toc131_1826268114" text:style-name="Index_20_Link" text:visited-style-name="Index_20_Link">Les données finales<text:tab/>4</text:a></text:p>
          <text:p text:style-name="P8"><text:a xlink:type="simple" xlink:href="#__RefHeading___Toc133_1826268114" text:style-name="Index_20_Link" text:visited-style-name="Index_20_Link">Modélisation<text:tab/>5</text:a></text:p>
          <text:p text:style-name="P8"><text:a xlink:type="simple" xlink:href="#__RefHeading___Toc135_1826268114" text:style-name="Index_20_Link" text:visited-style-name="Index_20_Link">Résultats<text:tab/>6</text:a></text:p>
          <text:p text:style-name="P8"><text:a xlink:type="simple" xlink:href="#__RefHeading___Toc137_1826268114" text:style-name="Index_20_Link" text:visited-style-name="Index_20_Link">Conclusion<text:tab/>7</text:a></text:p>
        </text:index-body>
      </text:table-of-content>
      <text:p text:style-name="P3"/>
      <text:h text:style-name="P22" text:outline-level="1"><text:bookmark-start text:name="__RefHeading___Toc123_1826268114"/>Introduction<text:bookmark-end text:name="__RefHeading___Toc123_1826268114"/></text:h>
      <text:p text:style-name="P14">- le sujet</text:p>
      <text:p text:style-name="P5"><text:span text:style-name="T1"><text:tab/>Le but de ce sujet est la reconnaissance de sentiment positif ou négatif. Nous nous baserons sur la</text:span><text:span text:style-name="T8"> base de donnée regroupant 1 578 627 </text:span><text:span text:style-name="T4">tweets</text:span><text:span text:style-name="T8"> étant chacun étiqueté par son sentiment. </text:span><text:span text:style-name="T9">Cet ensemble de données est </text:span><text:span text:style-name="T8">disponible à l’adresse suivante : </text:span><text:a xlink:type="simple" xlink:href="http://thinknook.com/wp-content/uploads/2012/09/Sentiment-Analysis-Dataset.zip" text:style-name="Internet_20_link" text:visited-style-name="Visited_20_Internet_20_Link"><text:span text:style-name="T8">http://thinknook.com/wp-content/uploads/2012/09/Sentiment-Analysis-Dataset.zip</text:span></text:a><text:span text:style-name="T8">. </text:span></text:p>
      <text:p text:style-name="P16"><text:span text:style-name="T8">Nous mettrons en œuvre un pré-traitement des données </text:span><text:span text:style-name="T9">car comme nous allons le montrer dans ce rapport </text:span><text:span text:style-name="T10">(voir partie </text:span><text:span text:style-name="T10"><text:bookmark-ref text:reference-format="text" text:ref-name="__RefHeading___Toc129_1826268114">Les données</text:bookmark-ref></text:span><text:span text:style-name="T10">)</text:span><text:span text:style-name="T9">, celles-ci ne sont pas « propre » et ne donneront pas de bons résultats en les prenant de manière brute</text:span><text:span text:style-name="T8">. </text:span><text:span text:style-name="T9">Une fois cette tache effectuée nous utiliseront comme modèle un réseau de neurones </text:span><text:span text:style-name="T10">dont nous détaillerons son architecture dans la partie </text:span><text:span text:style-name="T10"><text:bookmark-ref text:reference-format="text" text:ref-name="__RefHeading___Toc133_1826268114">Modélisation</text:bookmark-ref></text:span><text:span text:style-name="T9">. </text:span><text:span text:style-name="T8">Ce réseau de neurone</text:span><text:span text:style-name="T9">s</text:span><text:span text:style-name="T8"> fera appel à l’API </text:span><text:a xlink:type="simple" xlink:href="http://torch.ch/" text:style-name="Internet_20_link" text:visited-style-name="Visited_20_Internet_20_Link"><text:span text:style-name="T9">torch</text:span></text:a> <text:span text:style-name="T12">et son interface </text:span><text:a xlink:type="simple" xlink:href="http://pytorch.org/" text:style-name="Internet_20_link" text:visited-style-name="Visited_20_Internet_20_Link"><text:span text:style-name="T12">pytorch</text:span></text:a><text:span text:style-name="T12">.</text:span></text:p>
      <text:p text:style-name="P18">[ Essayer de voir ce qu’il manque pour décrire brièvement le sujet ]</text:p>
      <text:p text:style-name="P14">- plan du rapport</text:p>
      <text:p text:style-name="P17">[ Décrire rapport rapidement ]</text:p>
      <text:h text:style-name="P22" text:outline-level="1"><text:bookmark-start text:name="__RefHeading___Toc125_1826268114"/>Le sujet<text:bookmark-end text:name="__RefHeading___Toc125_1826268114"/></text:h>
      <text:h text:style-name="P25" text:outline-level="3"><text:bookmark-start text:name="__RefHeading___Toc127_1826268114"/>La tache<text:bookmark-end text:name="__RefHeading___Toc127_1826268114"/></text:h>
      <text:p text:style-name="P4">- <text:span text:style-name="T2">description</text:span></text:p>
      <text:p text:style-name="P4"><text:tab/><text:span text:style-name="T13">La tache a pour but de reconnaître des sentiments à travers du texte. Ces sentiments sont regroupés en deux grande catégories : </text:span><text:span text:style-name="T5">unpleasant</text:span><text:span text:style-name="T10"> et </text:span><text:span text:style-name="T5">pleasant</text:span><text:span text:style-name="T10"> (à savoir négatif et positif). </text:span><text:span text:style-name="T11">Le corpus utilisé sera un ensemble de </text:span><text:span text:style-name="T6">tweets</text:span><text:span text:style-name="T11"> issus du réseau social </text:span><text:span text:style-name="T6">twitter</text:span><text:span text:style-name="T11">. Il faut entraîner un modèle sur ce corpus pour permettre la bonne prédiction de sentiments sur de nouveaux </text:span><text:span text:style-name="T6">tweets</text:span><text:span text:style-name="T11">. Comme le veut cette unité d’enseignement, le type de modèle utilisé sera un réseau de neurones.</text:span></text:p>
      <text:p text:style-name="P20"><text:span text:style-name="T11">[ </text:span><text:span text:style-name="T7">Continuer ]</text:span></text:p>
      <text:p text:style-name="P4"><text:span text:style-name="T11"/></text:p>
      <text:h text:style-name="P25" text:outline-level="3"><text:bookmark-start text:name="__RefHeading___Toc129_1826268114"/>Les données<text:bookmark-end text:name="__RefHeading___Toc129_1826268114"/></text:h>
      <text:p text:style-name="P4">- <text:span text:style-name="T1">exemples de tweets</text:span></text:p>
      <text:p text:style-name="P4">- <text:span text:style-name="T1">taille du vocab en fonction du nombre de tweet</text:span></text:p>
      <text:p text:style-name="P21">- <text:span text:style-name="T14">montrer que les données ne sont pas bien exploitables directement sans pré-traitement :</text:span></text:p>
      <text:p text:style-name="P21"><text:tab/>- <text:span text:style-name="T14">mot unique</text:span></text:p>
      <text:p text:style-name="P21"><text:tab/>- f<text:span text:style-name="T14">autes d’orthographe</text:span></text:p>
      <text:p text:style-name="P21"><text:tab/>- <text:span text:style-name="T14">smiley, etc...</text:span></text:p>
      <text:h text:style-name="P25" text:outline-level="3"><text:bookmark-start text:name="__RefHeading___Toc131_1826268114"/>Les données finales<text:bookmark-end text:name="__RefHeading___Toc131_1826268114"/></text:h>
      <text:p text:style-name="P4">- <text:span text:style-name="T1">filtrage des données (regexp)</text:span></text:p>
      <text:p text:style-name="P4">- <text:span text:style-name="T1">pertes d’info, gain du filtrage</text:span></text:p>
      <text:h text:style-name="P23" text:outline-level="1"><text:bookmark-start text:name="__RefHeading___Toc133_1826268114"/>Modélisation<text:bookmark-end text:name="__RefHeading___Toc133_1826268114"/></text:h>
      <text:p text:style-name="P5">- <text:span text:style-name="T2">figures (différents modèles, graphes)</text:span></text:p>
      <text:p text:style-name="P5">- <text:span text:style-name="T2">choix des hyperparamètres (sur ensemble validation)</text:span></text:p>
      <text:h text:style-name="P23" text:outline-level="1"><text:bookmark-start text:name="__RefHeading___Toc135_1826268114"/>Résultats<text:bookmark-end text:name="__RefHeading___Toc135_1826268114"/></text:h>
      <text:h text:style-name="P23" text:outline-level="1"><text:bookmark-start text:name="__RefHeading___Toc137_1826268114"/>Conclusion<text:bookmark-end text:name="__RefHeading___Toc137_18262681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16948d" officeooo:paragraph-rsid="0016948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ERRIEN Samuel, BIARD David<text:tab/><text:tab/>M1 Informatique, Université Paris-Saclay</text:p>
      </style:header>
      <style:footer>
        <text:p text:style-name="MP2"><text:page-number text:select-page="current">3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6:20:56.657761340</meta:creation-date>
    <dc:date>2018-05-01T19:26:34.809598544</dc:date>
    <meta:editing-duration>PT32M2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7" meta:paragraph-count="41" meta:word-count="369" meta:character-count="2300" meta:non-whitespace-character-count="1965"/>
  </office:meta>
</office:document-meta>
</file>